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75795166C17E88E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="Square" draw:marker-start-width="1.524cm" draw:marker-end="Arrow" draw:marker-end-width="0.538cm" draw:textarea-vertical-align="middle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="Dimension_20_Lines" draw:marker-start-width="1.524cm" draw:marker-end="Dimension_20_Lines" draw:marker-end-width="1.524cm" draw:textarea-vertical-align="middle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12cm" fo:min-width="0cm"/>
      <style:paragraph-properties style:writing-mode="lr-tb"/>
    </style:style>
    <style:style style:name="gr4" style:family="graphic" style:parent-style-name="objectwithoutfill">
      <style:graphic-properties svg:stroke-width="0.053cm" svg:stroke-color="#c71585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115cm" fo:min-width="0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13.948cm" fo:min-width="0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3.557cm" fo:min-width="0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Light_20_Vertical" draw:opacity="100%" draw:textarea-horizontal-align="justify" draw:textarea-vertical-align="middle" draw:auto-grow-height="false" fo:min-height="1.274cm" fo:min-width="1.02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color="#87cefa" draw:fill-color="#87cefa" draw:textarea-horizontal-align="justify" draw:textarea-vertical-align="middle" draw:auto-grow-height="false" fo:min-height="0.258cm" fo:min-width="4.9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7cm" fo:min-width="0cm"/>
      <style:paragraph-properties style:writing-mode="lr-tb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solid"/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bitmap" draw:fill-color="#ffffff" draw:fill-image-name="Light_20_Vertical" draw:opacity="100%"/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-color="#87cefa"/>
      <style:paragraph-properties fo:text-align="center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9.89cm" svg:x2="26.4cm" svg:y2="9.89cm">
          <text:p/>
        </draw:line>
        <draw:line draw:style-name="gr2" draw:text-style-name="P1" draw:layer="layout" svg:x1="7.274cm" svg:y1="9.858cm" svg:x2="9.966cm" svg:y2="9.847cm">
          <text:p/>
        </draw:line>
        <draw:frame draw:style-name="gr3" draw:text-style-name="P2" draw:layer="layout" svg:width="8.001cm" svg:height="5.362cm" svg:x="0.473cm" svg:y="14.662cm">
          <draw:text-box>
            <text:p><text:span text:style-name="T1">Cognitive </text:span></text:p>
            <text:p><text:span text:style-name="T1">Mechanism</text:span></text:p>
            <text:p><text:span text:style-name="T2">Mental process that initiates</text:span></text:p>
            <text:p><text:span text:style-name="T2">an eye movement, probabilistically </text:span></text:p>
            <text:p><text:span text:style-name="T2">related to activation, followed by period of oculomotor delay</text:span></text:p>
          </draw:text-box>
        </draw:frame>
        <draw:g>
          <draw:g>
            <draw:g>
              <draw:line draw:style-name="gr4" draw:text-style-name="P3" draw:layer="layout" svg:x1="9.992cm" svg:y1="9.382cm" svg:x2="9.992cm" svg:y2="10.271cm">
                <text:p/>
              </draw:line>
              <draw:line draw:style-name="gr4" draw:text-style-name="P3" draw:layer="layout" svg:x1="10.341cm" svg:y1="9.382cm" svg:x2="9.992cm" svg:y2="10.271cm">
                <text:p/>
              </draw:line>
              <draw:line draw:style-name="gr4" draw:text-style-name="P3" draw:layer="layout" svg:x1="10.336cm" svg:y1="9.382cm" svg:x2="10.336cm" svg:y2="10.271cm">
                <text:p/>
              </draw:line>
              <draw:line draw:style-name="gr4" draw:text-style-name="P3" draw:layer="layout" svg:x1="10.685cm" svg:y1="9.382cm" svg:x2="10.336cm" svg:y2="10.271cm">
                <text:p/>
              </draw:line>
              <draw:line draw:style-name="gr4" draw:text-style-name="P3" draw:layer="layout" svg:x1="10.68cm" svg:y1="9.382cm" svg:x2="10.68cm" svg:y2="10.271cm">
                <text:p/>
              </draw:line>
              <draw:line draw:style-name="gr4" draw:text-style-name="P3" draw:layer="layout" svg:x1="11.029cm" svg:y1="9.382cm" svg:x2="10.68cm" svg:y2="10.271cm">
                <text:p/>
              </draw:line>
              <draw:line draw:style-name="gr4" draw:text-style-name="P3" draw:layer="layout" svg:x1="11.024cm" svg:y1="9.382cm" svg:x2="11.024cm" svg:y2="10.271cm">
                <text:p/>
              </draw:line>
              <draw:line draw:style-name="gr4" draw:text-style-name="P3" draw:layer="layout" svg:x1="11.373cm" svg:y1="9.382cm" svg:x2="11.024cm" svg:y2="10.271cm">
                <text:p/>
              </draw:line>
              <draw:line draw:style-name="gr4" draw:text-style-name="P3" draw:layer="layout" svg:x1="11.368cm" svg:y1="9.382cm" svg:x2="11.368cm" svg:y2="10.271cm">
                <text:p/>
              </draw:line>
              <draw:line draw:style-name="gr4" draw:text-style-name="P3" draw:layer="layout" svg:x1="11.717cm" svg:y1="9.382cm" svg:x2="11.368cm" svg:y2="10.271cm">
                <text:p/>
              </draw:line>
            </draw:g>
            <draw:line draw:style-name="gr4" draw:text-style-name="P3" draw:layer="layout" svg:x1="11.712cm" svg:y1="9.382cm" svg:x2="11.712cm" svg:y2="10.271cm">
              <text:p/>
            </draw:line>
            <draw:line draw:style-name="gr4" draw:text-style-name="P3" draw:layer="layout" svg:x1="12.061cm" svg:y1="9.382cm" svg:x2="11.712cm" svg:y2="10.271cm">
              <text:p/>
            </draw:line>
            <draw:line draw:style-name="gr4" draw:text-style-name="P3" draw:layer="layout" svg:x1="12.056cm" svg:y1="9.382cm" svg:x2="12.056cm" svg:y2="10.271cm">
              <text:p/>
            </draw:line>
            <draw:line draw:style-name="gr4" draw:text-style-name="P3" draw:layer="layout" svg:x1="12.405cm" svg:y1="9.382cm" svg:x2="12.056cm" svg:y2="10.271cm">
              <text:p/>
            </draw:line>
          </draw:g>
          <draw:g>
            <draw:g>
              <draw:line draw:style-name="gr4" draw:text-style-name="P3" draw:layer="layout" svg:x1="12.393cm" svg:y1="9.382cm" svg:x2="12.393cm" svg:y2="10.271cm">
                <text:p/>
              </draw:line>
              <draw:line draw:style-name="gr4" draw:text-style-name="P3" draw:layer="layout" svg:x1="12.742cm" svg:y1="9.382cm" svg:x2="12.393cm" svg:y2="10.271cm">
                <text:p/>
              </draw:line>
              <draw:line draw:style-name="gr4" draw:text-style-name="P3" draw:layer="layout" svg:x1="12.737cm" svg:y1="9.382cm" svg:x2="12.737cm" svg:y2="10.271cm">
                <text:p/>
              </draw:line>
              <draw:line draw:style-name="gr4" draw:text-style-name="P3" draw:layer="layout" svg:x1="13.086cm" svg:y1="9.382cm" svg:x2="12.737cm" svg:y2="10.271cm">
                <text:p/>
              </draw:line>
              <draw:line draw:style-name="gr4" draw:text-style-name="P3" draw:layer="layout" svg:x1="13.081cm" svg:y1="9.382cm" svg:x2="13.081cm" svg:y2="10.271cm">
                <text:p/>
              </draw:line>
              <draw:line draw:style-name="gr4" draw:text-style-name="P3" draw:layer="layout" svg:x1="13.43cm" svg:y1="9.382cm" svg:x2="13.081cm" svg:y2="10.271cm">
                <text:p/>
              </draw:line>
              <draw:line draw:style-name="gr4" draw:text-style-name="P3" draw:layer="layout" svg:x1="13.425cm" svg:y1="9.382cm" svg:x2="13.425cm" svg:y2="10.271cm">
                <text:p/>
              </draw:line>
              <draw:line draw:style-name="gr4" draw:text-style-name="P3" draw:layer="layout" svg:x1="13.774cm" svg:y1="9.382cm" svg:x2="13.425cm" svg:y2="10.271cm">
                <text:p/>
              </draw:line>
              <draw:line draw:style-name="gr4" draw:text-style-name="P3" draw:layer="layout" svg:x1="13.769cm" svg:y1="9.382cm" svg:x2="13.769cm" svg:y2="10.271cm">
                <text:p/>
              </draw:line>
              <draw:line draw:style-name="gr4" draw:text-style-name="P3" draw:layer="layout" svg:x1="14.118cm" svg:y1="9.382cm" svg:x2="13.769cm" svg:y2="10.271cm">
                <text:p/>
              </draw:line>
            </draw:g>
            <draw:line draw:style-name="gr4" draw:text-style-name="P3" draw:layer="layout" svg:x1="14.113cm" svg:y1="9.382cm" svg:x2="14.113cm" svg:y2="10.271cm">
              <text:p/>
            </draw:line>
            <draw:line draw:style-name="gr4" draw:text-style-name="P3" draw:layer="layout" svg:x1="14.462cm" svg:y1="9.382cm" svg:x2="14.113cm" svg:y2="10.271cm">
              <text:p/>
            </draw:line>
            <draw:line draw:style-name="gr4" draw:text-style-name="P3" draw:layer="layout" svg:x1="14.457cm" svg:y1="9.382cm" svg:x2="14.457cm" svg:y2="10.271cm">
              <text:p/>
            </draw:line>
            <draw:line draw:style-name="gr4" draw:text-style-name="P3" draw:layer="layout" svg:x1="14.806cm" svg:y1="9.382cm" svg:x2="14.457cm" svg:y2="10.271cm">
              <text:p/>
            </draw:line>
          </draw:g>
        </draw:g>
        <draw:custom-shape draw:style-name="gr5" draw:text-style-name="P4" xml:id="id2" draw:id="id2" draw:layer="layout" svg:width="0.787cm" svg:height="2.549cm" draw:transform="rotate (1.5707963267949) translate (7.341cm 11.62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4" draw:layer="layout" svg:width="1.442cm" svg:height="15.062cm" draw:transform="rotate (1.5707963267949) translate (9.941cm 8.682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4" draw:layer="layout" svg:width="0.787cm" svg:height="4.099cm" draw:transform="rotate (1.5707963267949) translate (2.997cm 8.826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5" draw:layer="layout" draw:type="curve" svg:x1="10.028cm" svg:y1="16.734cm" svg:x2="7.341cm" svg:y2="10.84cm" draw:start-shape="id1" draw:start-glue-point="3" draw:end-shape="id2" draw:end-glue-point="4" svg:d="M10028 16734c-4843 0-3500-5894-2687-5894" svg:viewBox="0 0 3497 5895">
          <text:p/>
        </draw:connector>
        <draw:line draw:style-name="gr9" draw:text-style-name="P6" draw:layer="layout" svg:x1="3.032cm" svg:y1="14.462cm" svg:x2="3.032cm" svg:y2="10.906cm">
          <text:p/>
        </draw:line>
        <draw:custom-shape draw:style-name="gr10" draw:text-style-name="P7" draw:layer="layout" svg:width="1.524cm" svg:height="1.524cm" svg:x="21.193cm" svg:y="9.1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461cm" svg:height="0.508cm" svg:x="15.224cm" svg:y="9.636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6.491cm" svg:height="4.884cm" svg:x="10.825cm" svg:y="3.012cm">
          <draw:text-box>
            <text:p><text:span text:style-name="T1">Fixation</text:span></text:p>
            <text:p><text:span text:style-name="T2">Made up of both an involuntary refractory period (pink) telling us nothing about strength of activation, followed by a period of voluntary fixation (blue), relevant for w/e constructs, and finally a period following next CM, or OM for the subsequent look. Only blue gives info on intent of looking</text:span></text:p>
            <text:p/>
          </draw:text-box>
        </draw:frame>
        <draw:frame draw:style-name="gr13" draw:text-style-name="P10" xml:id="id1" draw:id="id1" draw:layer="layout" svg:width="9.633cm" svg:height="2.919cm" svg:x="10.028cm" svg:y="15.275cm">
          <draw:text-box>
            <text:p><text:span text:style-name="T1">Look Onset</text:span></text:p>
            <text:p><text:span text:style-name="T3">The instance a saccade is launched </text:span></text:p>
            <text:p><text:span text:style-name="T3">is the first behaviorally measurable </text:span></text:p>
            <text:p><text:span text:style-name="T3">observation related to the CM</text:span></text:p>
          </draw:text-box>
        </draw:frame>
        <draw:frame draw:style-name="gr13" draw:text-style-name="P11" draw:layer="layout" svg:width="9.608cm" svg:height="2.292cm" svg:x="7.466cm" svg:y="11.749cm">
          <draw:text-box>
            <text:p><text:span text:style-name="T1">Saccade</text:span></text:p>
            <text:p><text:span text:style-name="T3">Period of eye movement, ~30-70ms.</text:span></text:p>
            <text:p><text:span text:style-name="T3">Cannot be changed once launched</text:span></text:p>
          </draw:text-box>
        </draw:frame>
        <draw:frame draw:style-name="gr13" draw:text-style-name="P10" draw:layer="layout" svg:width="8.969cm" svg:height="2.919cm" svg:x="0.584cm" svg:y="4.828cm">
          <draw:text-box>
            <text:p><text:span text:style-name="T1">Oculomotor Delay</text:span></text:p>
            <text:p><text:span text:style-name="T3">Amount of time between cognitive</text:span></text:p>
            <text:p><text:span text:style-name="T3">action and the launch of saccade.</text:span></text:p>
            <text:p><text:span text:style-name="T3">“</text:span><text:span text:style-name="T3">Roughly” 200ms in length</text:span></text:p>
          </draw:text-box>
        </draw:frame>
        <draw:frame draw:style-name="gr14" draw:text-style-name="P9" draw:layer="layout" svg:width="7.975cm" svg:height="5.587cm" svg:x="19.587cm" svg:y="14.481cm">
          <draw:text-box>
            <text:p><text:span text:style-name="T1">Cognitive Mechanism</text:span></text:p>
            <text:p><text:span text:style-name="T2">The cognitive mechanism resulting in the subsequent look occurs during the fixation, followed by period of oculomotor delay</text:span></text:p>
          </draw:text-box>
        </draw:frame>
        <draw:line draw:style-name="gr9" draw:text-style-name="P1" draw:layer="layout" svg:x1="22.032cm" svg:y1="14.462cm" svg:x2="22.032cm" svg:y2="10.9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Light_20_Vertical" draw:display-name="Light Vertical" xlink:href="Pictures/10000000000000080000000875795166C17E88EF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896cm" fo:margin-bottom="2.193cm" fo:margin-left="3.759cm" fo:margin-right="4.36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2-25T18:43:41.181430678</meta:creation-date>
    <dc:date>2023-02-25T19:44:17.977229154</dc:date>
    <dc:creator>Collin </dc:creator>
    <meta:editing-duration>PT15M31S</meta:editing-duration>
    <meta:editing-cycles>5</meta:editing-cycles>
    <meta:generator>LibreOffice/6.4.7.2$Linux_X86_64 LibreOffice_project/40$Build-2</meta:generator>
    <meta:document-statistic meta:object-count="49"/>
  </office:meta>
</office:document-meta>
</file>